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end="Arrow" draw:fill="solid" draw:fill-color="#83ca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cm" draw:marker-start-width="0.048cm" draw:marker-end="Arrow" draw:marker-end-width="0.048cm" draw:fill="solid" draw:fill-color="#3deb3d" draw:textarea-horizontal-align="justify" draw:textarea-vertical-align="middle" draw:auto-grow-height="false" fo:padding-top="0.126cm" fo:padding-bottom="0.126cm" fo:padding-left="0.251cm" fo:padding-right="0.251cm"/>
    </style:style>
    <style:style style:name="gr6" style:family="graphic" style:parent-style-name="standard">
      <style:graphic-properties svg:stroke-width="0cm" draw:marker-start-width="0.048cm" draw:marker-end="Arrow" draw:marker-end-width="0.048cm" draw:fill="solid" draw:fill-color="#9966cc" draw:textarea-horizontal-align="justify" draw:textarea-vertical-align="middle" draw:auto-grow-height="false" fo:padding-top="0.126cm" fo:padding-bottom="0.126cm" fo:padding-left="0.251cm" fo:padding-right="0.251cm"/>
    </style:style>
    <style:style style:name="gr7" style:family="graphic" style:parent-style-name="standard">
      <style:graphic-properties svg:stroke-width="0.102cm" draw:marker-start="" draw:marker-start-width="0.2cm" draw:marker-end="Arrow" draw:marker-end-width="0.406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draw:marker-start="" draw:marker-end="Arrow" draw:marker-end-width="0.406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cm" draw:marker-start="Arrow" draw:marker-start-width="0.048cm" draw:marker-end="Arrow" draw:marker-end-width="0.048cm" draw:fill="solid" draw:fill-color="#ffff00" draw:textarea-horizontal-align="justify" draw:textarea-vertical-align="middle" draw:auto-grow-height="false" fo:padding-top="0.126cm" fo:padding-bottom="0.126cm" fo:padding-left="0.251cm" fo:padding-right="0.251cm"/>
    </style:style>
    <style:style style:name="gr10" style:family="graphic" style:parent-style-name="standard">
      <style:graphic-properties draw:stroke="solid" svg:stroke-width="0.102cm" svg:stroke-color="#3465a4" draw:marker-start="" draw:marker-start-width="0.2cm" draw:marker-end="Arrow" draw:marker-end-width="0.406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cm" draw:marker-start-width="0.048cm" draw:marker-end="Arrow" draw:marker-end-width="0.048cm" draw:fill="solid" draw:fill-color="#ff00ff" draw:textarea-horizontal-align="justify" draw:textarea-vertical-align="middle" draw:auto-grow-height="false" fo:padding-top="0.126cm" fo:padding-bottom="0.126cm" fo:padding-left="0.251cm" fo:padding-right="0.251cm"/>
    </style:style>
    <style:style style:name="gr12" style:family="graphic" style:parent-style-name="standard">
      <style:graphic-properties svg:stroke-width="0cm" draw:marker-start="Arrow" draw:marker-start-width="0.048cm" draw:marker-end="Arrow" draw:marker-end-width="0.048cm" draw:fill="solid" draw:fill-color="#33a3a3" draw:textarea-horizontal-align="justify" draw:textarea-vertical-align="middle" draw:auto-grow-height="false" fo:padding-top="0.126cm" fo:padding-bottom="0.126cm" fo:padding-left="0.251cm" fo:padding-right="0.251cm"/>
    </style:style>
    <style:style style:name="gr13" style:family="graphic" style:parent-style-name="standard">
      <style:graphic-properties svg:stroke-width="0.102cm" svg:stroke-color="#3465a4" draw:marker-start="" draw:marker-end="Arrow" draw:marker-end-width="0.406cm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944794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8" style:family="graphic" style:parent-style-name="standard">
      <style:graphic-properties svg:stroke-width="0.102cm" draw:marker-start-width="0.352cm" draw:marker-end="Arrow" draw:marker-end-width="0.406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7.493cm" svg:x="2.397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191cm" svg:height="1.905cm" svg:x="3.413cm" svg:y="2.143cm">
          <text:p text:style-name="P1">Sensor</text:p>
          <text:p text:style-name="P1">(IMU/RFI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715cm" svg:height="2.667cm" svg:x="10.271cm" svg:y="2.397cm">
          <text:p text:style-name="P1">Sensor Raw Data</text:p>
          <text:p text:style-name="P1">(Micro Controll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604cm" svg:y1="3.095cm" svg:x2="10.271cm" svg:y2="3.73cm" draw:start-shape="id1" draw:start-glue-point="1" draw:end-shape="id2" draw:end-glue-point="3" svg:d="m7604 3095h1333v635h1334" svg:viewBox="0 0 2668 636">
          <text:p/>
        </draw:connector>
        <draw:connector draw:style-name="gr4" draw:text-style-name="P1" draw:layer="layout" svg:x1="7.604cm" svg:y1="5.762cm" svg:x2="10.271cm" svg:y2="3.73cm" draw:start-shape="id3" draw:start-glue-point="1" draw:end-shape="id2" draw:end-glue-point="3" svg:d="m7604 5762h1333v-2032h1334" svg:viewBox="0 0 2668 2033">
          <text:p/>
        </draw:connector>
        <draw:custom-shape draw:style-name="gr2" draw:text-style-name="P1" xml:id="id3" draw:id="id3" draw:layer="layout" svg:width="4.191cm" svg:height="1.905cm" svg:x="3.413cm" svg:y="4.81cm">
          <text:p text:style-name="P1">Sensor</text:p>
          <text:p text:style-name="P1">(IMU/RFI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4.826cm" svg:height="3.683cm" svg:x="10.398cm" svg:y="5.318cm">
          <text:p text:style-name="P1">(relative) Pose</text:p>
          <text:p text:style-name="P1">Estimation</text:p>
          <text:p text:style-name="P1">(C++ or Micro</text:p>
          <text:p text:style-name="P1">Controll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" draw:id="id5" draw:layer="layout" svg:width="5.969cm" svg:height="4.191cm" svg:x="15.224cm" svg:y="11.668cm">
          <text:p text:style-name="P1">3D Online</text:p>
          <text:p text:style-name="P1">Visualization</text:p>
          <text:p text:style-name="P1">(python or C++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5.986cm" svg:y1="3.73cm" svg:x2="15.224cm" svg:y2="7.159cm" draw:start-shape="id2" draw:start-glue-point="1" draw:end-shape="id4" draw:end-glue-point="1" svg:d="m15986 3730h501v3429h-1263" svg:viewBox="0 0 1264 3430">
          <text:p/>
        </draw:connector>
        <draw:connector draw:style-name="gr8" draw:text-style-name="P1" draw:layer="layout" svg:x1="12.811cm" svg:y1="9.001cm" svg:x2="15.224cm" svg:y2="13.763cm" draw:start-shape="id4" draw:start-glue-point="2" draw:end-shape="id5" draw:end-glue-point="3" svg:d="m12811 9001v4762h2413" svg:viewBox="0 0 2414 4763">
          <text:p/>
        </draw:connector>
        <draw:custom-shape draw:style-name="gr9" draw:text-style-name="P1" xml:id="id6" draw:id="id6" draw:layer="layout" svg:width="6.985cm" svg:height="4.445cm" svg:x="3.286cm" svg:y="11.541cm">
          <text:p text:style-name="P1">Pose Recognition</text:p>
          <text:p text:style-name="P1">and Triggering</text:p>
          <text:p text:style-name="P1">according Reaction</text:p>
          <text:p text:style-name="P1">(C++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2.811cm" svg:y1="9.001cm" svg:x2="10.271cm" svg:y2="13.763cm" draw:start-shape="id4" draw:start-glue-point="2" draw:end-shape="id6" draw:end-glue-point="1" svg:d="m12811 9001v4762h-2540" svg:viewBox="0 0 2541 4763">
          <text:p/>
        </draw:connector>
        <draw:custom-shape draw:style-name="gr11" draw:text-style-name="P1" xml:id="id8" draw:id="id8" draw:layer="layout" svg:width="5.969cm" svg:height="4.191cm" svg:x="13.954cm" svg:y="18.78cm">
          <text:p text:style-name="P1">Offline</text:p>
          <text:p text:style-name="P1">Visualization</text:p>
          <text:p text:style-name="P1">(pyth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7" draw:id="id7" draw:layer="layout" svg:width="6.35cm" svg:height="3.429cm" svg:x="4.683cm" svg:y="19.161cm">
          <text:p text:style-name="P1">Recording</text:p>
          <text:p text:style-name="P1">/Logging</text:p>
          <text:p text:style-name="P1">(python or C++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line-skew="2.413cm" svg:x1="12.811cm" svg:y1="9.001cm" svg:x2="7.858cm" svg:y2="19.161cm" draw:start-shape="id4" draw:start-glue-point="2" draw:end-shape="id7" draw:end-glue-point="0" svg:d="m12811 9001v7493h-4953v2667" svg:viewBox="0 0 4954 10161">
          <text:p/>
        </draw:connector>
        <draw:connector draw:style-name="gr13" draw:text-style-name="P1" draw:layer="layout" svg:x1="6.778cm" svg:y1="15.986cm" svg:x2="7.858cm" svg:y2="19.161cm" draw:start-shape="id6" draw:start-glue-point="2" draw:end-shape="id7" draw:end-glue-point="0" svg:d="m6778 15986v1587h1080v1588" svg:viewBox="0 0 1081 3176">
          <text:p/>
        </draw:connector>
        <draw:connector draw:style-name="gr8" draw:text-style-name="P1" draw:layer="layout" svg:x1="11.033cm" svg:y1="20.875cm" svg:x2="13.954cm" svg:y2="20.875cm" draw:start-shape="id7" draw:start-glue-point="1" draw:end-shape="id8" draw:end-glue-point="3" svg:d="m11033 20875h2921" svg:viewBox="0 0 2922 1">
          <text:p/>
        </draw:connector>
        <draw:custom-shape draw:style-name="gr14" draw:text-style-name="P1" draw:layer="layout" svg:width="6.445cm" svg:height="3.683cm" svg:x="20.463cm" svg:y="1.635cm">
          <text:p text:style-name="P1">Probably be exposed</text:p>
          <text:p text:style-name="P1">via data streams</text:p>
          <text:p text:style-name="P1">(inter process</text:p>
          <text:p text:style-name="P1">communication) 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3.479cm" svg:y1="5.318cm" svg:x2="13.065cm" svg:y2="12.557cm">
          <text:p/>
        </draw:line>
        <draw:custom-shape draw:style-name="gr16" draw:text-style-name="P1" xml:id="id10" draw:id="id10" draw:layer="layout" svg:width="5.985cm" svg:height="3.937cm" svg:x="-3.461cm" svg:y="15.859cm">
          <text:p text:style-name="P1">GUI to display</text:p>
          <text:p text:style-name="P1">Current state</text:p>
          <text:p text:style-name="P1">(python/qml</text:p>
          <text:p text:style-name="P1">/html5/C++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9" draw:id="id9" draw:layer="layout" svg:width="6.223cm" svg:height="3.556cm" svg:x="-5.604cm" svg:y="6.334cm">
          <text:p text:style-name="P1">Configuration</text:p>
          <text:p text:style-name="P1">(???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-2.493cm" svg:y1="9.89cm" svg:x2="6.778cm" svg:y2="11.541cm" draw:start-shape="id9" draw:start-glue-point="2" draw:end-shape="id6" draw:end-glue-point="0" svg:d="m-2493 9890v826h9271v825" svg:viewBox="0 0 9272 1652">
          <text:p/>
        </draw:connector>
        <draw:connector draw:style-name="gr18" draw:text-style-name="P1" draw:layer="layout" svg:x1="3.286cm" svg:y1="13.763cm" svg:x2="-0.469cm" svg:y2="15.859cm" draw:start-shape="id6" draw:start-glue-point="3" draw:end-shape="id10" draw:end-glue-point="0" svg:d="m3286 13763h-3755v2096" svg:viewBox="0 0 3756 2097">
          <text:p/>
        </draw:connector>
        <draw:line draw:style-name="gr15" draw:text-style-name="P1" draw:layer="layout" svg:x1="23.606cm" svg:y1="5.318cm" svg:x2="16.621cm" svg:y2="5.826cm">
          <text:p/>
        </draw:line>
        <draw:connector draw:style-name="gr18" draw:text-style-name="P1" draw:layer="layout" draw:line-skew="0cm 3.944cm" svg:x1="21.193cm" svg:y1="13.763cm" svg:x2="-0.469cm" svg:y2="19.796cm" draw:start-shape="id5" draw:start-glue-point="1" draw:end-shape="id10" draw:end-glue-point="2" svg:d="m21193 13763h501v10478h-22163v-4445" svg:viewBox="0 0 22164 10479">
          <text:p/>
        </draw:connector>
        <draw:line draw:style-name="gr15" draw:text-style-name="P1" draw:layer="layout" svg:x1="3.794cm" svg:y1="-1.032cm" svg:x2="8.874cm" svg:y2="1.635cm">
          <text:p/>
        </draw:line>
        <draw:custom-shape draw:style-name="gr14" draw:text-style-name="P1" draw:layer="layout" svg:width="6.445cm" svg:height="3.683cm" svg:x="0.619cm" svg:y="-4.588cm">
          <text:p text:style-name="P1">Needs to be</text:p>
          <text:p text:style-name="P1">simulat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rge Herber</meta:initial-creator>
    <meta:creation-date>2014-02-21T23:11:40</meta:creation-date>
    <dc:date>2014-02-22T00:29:34</dc:date>
    <dc:creator>Torge Herber</dc:creator>
    <meta:editing-duration>PT12M48S</meta:editing-duration>
    <meta:editing-cycles>3</meta:editing-cycles>
    <meta:generator>LibreOffice/4.0.2.2$Linux_X86_64 LibreOffice_project/400m0$Build-2</meta:generator>
    <meta:document-statistic meta:object-count="27"/>
  </office:meta>
</office:document-meta>
</file>